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/>
    </style:style>
    <style:style style:name="gr1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2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7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2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outline1">
      <style:graphic-properties fo:min-height="11.501cm"/>
    </style:style>
    <style:style style:name="pr8" style:family="presentation" style:parent-style-name="Default_20_1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4cm"/>
    </style:style>
    <style:style style:name="pr10" style:family="presentation" style:parent-style-name="Default-outline1">
      <style:graphic-properties fo:min-height="3.92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_20_1-subtitle">
      <style:graphic-properties draw:fill-color="#ffffff" fo:min-height="3.919cm"/>
    </style:style>
    <style:style style:name="pr14" style:family="presentation" style:parent-style-name="Default-title">
      <style:graphic-properties draw:auto-grow-height="true" fo:min-height="1.75cm"/>
    </style:style>
    <style:style style:name="pr15" style:family="presentation" style:parent-style-name="True_25_20Blue_25_20Presentation-title">
      <style:graphic-properties draw:auto-grow-height="true" fo:min-height="6cm"/>
    </style:style>
    <style:style style:name="pr16" style:family="presentation" style:parent-style-name="True_25_20Blue_25_20Presentation-subtitle">
      <style:graphic-properties draw:fit-to-size="false" style:shrink-to-fit="false" fo:padding-top="1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r19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18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8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0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e6e6e6"/>
      <style:paragraph-properties fo:text-align="center"/>
      <style:text-properties style:use-window-font-color="true"/>
    </style:style>
    <style:style style:name="P12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3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/>
      <style:text-properties fo:font-weight="bold"/>
    </style:style>
    <style:style style:name="P1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bdbdbd" draw:opacity="100%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 draw:opacity="50%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26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paragraph-properties fo:text-align="center"/>
      <style:text-properties fo:color="#212121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673ab7"/>
      <style:paragraph-properties fo:text-align="center"/>
    </style:style>
    <style:style style:name="P30" style:family="paragraph">
      <loext:graphic-properties draw:fill="solid" draw:fill-color="#b62118"/>
      <style:paragraph-properties fo:text-align="center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solid" draw:fill-color="#f36838"/>
      <style:paragraph-properties fo:text-align="center"/>
    </style:style>
    <style:style style:name="P33" style:family="paragraph">
      <loext:graphic-properties draw:fill="solid" draw:fill-color="#3b70ee"/>
      <style:paragraph-properties fo:text-align="center"/>
    </style:style>
    <style:style style:name="P34" style:family="paragraph">
      <loext:graphic-properties draw:fill="solid" draw:fill-color="#95b241"/>
      <style:paragraph-properties fo:text-align="center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7" style:family="paragraph">
      <style:paragraph-properties fo:text-align="center"/>
    </style:style>
    <style:style style:name="P38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43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/>
      <style:paragraph-properties fo:text-align="center"/>
      <style:text-properties style:use-window-font-color="true"/>
    </style:style>
    <style:style style:name="P4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6" style:family="paragraph">
      <style:text-properties fo:font-size="32pt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212121" fo:font-size="15pt"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5pt" style:font-size-asian="15pt" style:font-weight-asian="normal" style:font-size-complex="15pt"/>
    </style:style>
    <style:style style:name="T15" style:family="text">
      <style:text-properties fo:color="#212121" fo:font-weight="bold" style:font-weight-asian="bold" style:font-weight-complex="bold"/>
    </style:style>
    <style:style style:name="T16" style:family="text">
      <style:text-properties fo:color="#212121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fo:font-size="15pt" fo:font-weight="bold" style:font-weight-asian="bold" style:font-weight-complex="bold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Business Model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Business model (definition)</text:p>
              </text:list-item>
              <text:list-item>
                <text:p>Business model canvas</text:p>
              </text:list-item>
              <text:list-item>
                <text:p>Revenue generation</text:p>
              </text:list-item>
              <text:list-item>
                <text:p>Produ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a Business Model?</text:p>
          </draw:text-box>
        </draw:frame>
        <draw:frame presentation:style-name="pr7" draw:layer="layout" svg:width="25.199cm" svg:height="3.919cm" svg:x="1.4cm" svg:y="8.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usiness Model (Definition)</text:p>
          </draw:text-box>
        </draw:frame>
        <draw:frame presentation:style-name="pr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business model</text:p>
                <text:list>
                  <text:list-item>
                    <text:p>Is a model of how a business (company) ope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odel</text:p>
                <text:list>
                  <text:list-item>
                    <text:p>Is a description of components and how they interact for a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odel gets instantiated a.k.a. execu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Business Model Canvas</text:p>
          </draw:text-box>
        </draw:frame>
        <draw:frame presentation:style-name="pr7" draw:layer="layout" svg:width="25.199cm" svg:height="3.919cm" svg:x="1.4cm" svg:y="8.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2" draw:text-style-name="P7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8" draw:layer="layout" svg:width="12cm" svg:height="6.5cm" draw:transform="rotate (1.5707963267949) translate (0cm 12cm)">
              <draw:text-box>
                <text:p><text:span text:style-name="T5">Key Partners</text:span></text:p>
              </draw:text-box>
            </draw:frame>
          </draw:g>
          <draw:g>
            <draw:polygon draw:style-name="gr4" draw:text-style-name="P9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5" draw:text-style-name="P10" draw:layer="layout" svg:width="6cm" svg:height="6.001cm" draw:transform="rotate (1.5707963267949) translate (6.5cm 11.999cm)">
              <draw:text-box>
                <text:p><text:span text:style-name="T5">Key Re-sources</text:span></text:p>
              </draw:text-box>
            </draw:frame>
          </draw:g>
          <draw:custom-shape draw:style-name="gr6" draw:text-style-name="P11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12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3" draw:layer="layout" svg:width="12cm" svg:height="6cm" draw:transform="rotate (1.5707963267949) translate (22.001cm 12cm)">
              <draw:text-box>
                <text:p><text:span text:style-name="T5">Customer</text:span><text:span text:style-name="T5"><text:line-break/></text:span><text:span text:style-name="T5">Segments</text:span></text:p>
              </draw:text-box>
            </draw:frame>
          </draw:g>
          <draw:g>
            <draw:custom-shape draw:style-name="gr9" draw:text-style-name="P7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3" draw:layer="layout" svg:width="12cm" svg:height="5.5cm" draw:transform="rotate (1.5707963267949) translate (12.502cm 12cm)">
              <draw:text-box>
                <text:p><text:span text:style-name="T5">Value</text:span></text:p>
                <text:p><text:span text:style-name="T5">Proposition</text:span></text:p>
                <text:p><text:span text:style-name="T5"/></text:p>
              </draw:text-box>
            </draw:frame>
          </draw:g>
          <draw:g>
            <draw:custom-shape draw:style-name="gr10" draw:text-style-name="P9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3" draw:layer="layout" svg:width="14cm" svg:height="3.75cm" svg:x="0.001cm" svg:y="12cm">
              <draw:text-box>
                <text:p><text:span text:style-name="T5">Cost Structure</text:span></text:p>
              </draw:text-box>
            </draw:frame>
          </draw:g>
          <draw:g>
            <draw:custom-shape draw:style-name="gr11" draw:text-style-name="P9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4" draw:layer="layout" svg:width="14cm" svg:height="3.75cm" svg:x="14.001cm" svg:y="12cm">
              <draw:text-box>
                <text:p><text:span text:style-name="T5">Revenue Streams</text:span></text:p>
              </draw:text-box>
            </draw:frame>
          </draw:g>
          <draw:g>
            <draw:polygon draw:style-name="gr13" draw:text-style-name="P12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15" draw:layer="layout" svg:width="6.001cm" svg:height="2.666cm" svg:x="17.001cm" svg:y="1.668cm">
              <draw:text-box>
                <text:p><text:span text:style-name="T6">Customer Relationships</text:span></text:p>
              </draw:text-box>
            </draw:frame>
          </draw:g>
          <draw:g>
            <draw:polygon draw:style-name="gr13" draw:text-style-name="P12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15" draw:layer="layout" svg:width="6.001cm" svg:height="2.666cm" svg:x="17.001cm" svg:y="7.668cm">
              <draw:text-box>
                <text:p><text:span text:style-name="T6">Channels</text:span></text:p>
              </draw:text-box>
            </draw:frame>
          </draw:g>
          <draw:g>
            <draw:polygon draw:style-name="gr2" draw:text-style-name="P7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16" draw:layer="layout" svg:width="6cm" svg:height="6.001cm" draw:transform="rotate (1.5707963267949) translate (6.501cm 6cm)">
              <draw:text-box>
                <text:p><text:span text:style-name="T5">Key</text:span></text:p>
                <text:p><text:span text:style-name="T5">Activities</text:span></text:p>
              </draw:text-box>
            </draw:frame>
          </draw:g>
          <draw:frame draw:style-name="gr15" draw:text-style-name="P17" draw:layer="layout" svg:width="1.5cm" svg:height="1.5cm" svg:x="14cm" svg:y="12cm">
            <draw:text-box>
              <text:p><text:span text:style-name="T7">1</text:span></text:p>
            </draw:text-box>
          </draw:frame>
          <draw:frame draw:style-name="gr15" draw:text-style-name="P17" draw:layer="layout" svg:width="1.5cm" svg:height="1.5cm" svg:x="22cm" svg:y="0cm">
            <draw:text-box>
              <text:p><text:span text:style-name="T7">1</text:span></text:p>
            </draw:text-box>
          </draw:frame>
          <draw:frame draw:style-name="gr15" draw:text-style-name="P17" draw:layer="layout" svg:width="1.5cm" svg:height="1.5cm" svg:x="12.5cm" svg:y="0cm">
            <draw:text-box>
              <text:p><text:span text:style-name="T7">1</text:span></text:p>
            </draw:text-box>
          </draw:frame>
          <draw:frame draw:style-name="gr15" draw:text-style-name="P17" draw:layer="layout" svg:width="1.5cm" svg:height="1.5cm" svg:x="0cm" svg:y="0cm">
            <draw:text-box>
              <text:p><text:span text:style-name="T7">2</text:span></text:p>
            </draw:text-box>
          </draw:frame>
          <draw:frame draw:style-name="gr15" draw:text-style-name="P17" draw:layer="layout" svg:width="1.5cm" svg:height="1.5cm" svg:x="6cm" svg:y="0cm">
            <draw:text-box>
              <text:p><text:span text:style-name="T7">3</text:span></text:p>
            </draw:text-box>
          </draw:frame>
          <draw:frame draw:style-name="gr15" draw:text-style-name="P17" draw:layer="layout" svg:width="1.5cm" svg:height="1.5cm" svg:x="17cm" svg:y="1.65cm">
            <draw:text-box>
              <text:p><text:span text:style-name="T7">2</text:span></text:p>
            </draw:text-box>
          </draw:frame>
          <draw:frame draw:style-name="gr15" draw:text-style-name="P17" draw:layer="layout" svg:width="1.5cm" svg:height="1.5cm" svg:x="17cm" svg:y="7.65cm">
            <draw:text-box>
              <text:p><text:span text:style-name="T7">3</text:span></text:p>
            </draw:text-box>
          </draw:frame>
          <draw:frame draw:style-name="gr15" draw:text-style-name="P17" draw:layer="layout" svg:width="1.5cm" svg:height="1.5cm" svg:x="6cm" svg:y="6cm">
            <draw:text-box>
              <text:p><text:span text:style-name="T7">2</text:span></text:p>
            </draw:text-box>
          </draw:frame>
          <draw:frame draw:style-name="gr15" draw:text-style-name="P17" draw:layer="layout" svg:width="1.5cm" svg:height="1.5cm" svg:x="0cm" svg:y="12cm">
            <draw:text-box>
              <text:p><text:span text:style-name="T7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nents (of a Business Model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18">Revenue generation</text:p>
                <text:list>
                  <text:list-item>
                    <text:p>Value proposition</text:p>
                  </text:list-item>
                  <text:list-item>
                    <text:p>Customer segments</text:p>
                  </text:list-item>
                  <text:list-item>
                    <text:p>Customer relationships</text:p>
                  </text:list-item>
                  <text:list-item>
                    <text:p>Channels</text:p>
                  </text:list-item>
                  <text:list-item>
                    <text:p>Revenue strea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Production</text:p>
                <text:list>
                  <text:list-item>
                    <text:p>Value proposition</text:p>
                  </text:list-item>
                  <text:list-item>
                    <text:p>Key partners</text:p>
                  </text:list-item>
                  <text:list-item>
                    <text:p>Key activities</text:p>
                  </text:list-item>
                  <text:list-item>
                    <text:p>Key resourc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4cm" svg:x="0cm" svg:y="3cm" presentation:class="title">
          <draw:text-box>
            <text:p>3. Revenue Generation</text:p>
          </draw:text-box>
        </draw:frame>
        <draw:frame presentation:style-name="pr13" draw:text-style-name="P6" draw:layer="layout" svg:width="25.199cm" svg:height="3.919cm" svg:x="1.4cm" svg:y="8.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Revenue Generation</text:p>
          </draw:text-box>
        </draw:frame>
        <draw:frame presentation:style-name="pr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Revenue generation</text:p>
                <text:list>
                  <text:list-item>
                    <text:p>Is the comprehensive process of</text:p>
                    <text:list>
                      <text:list-item>
                        <text:p>Deriving a <text:span text:style-name="T8">revenue stream</text:span></text:p>
                      </text:list-item>
                      <text:list-item>
                        <text:p><text:span text:style-name="T9">By selling to a </text:span><text:span text:style-name="T8">customer segment</text:span></text:p>
                      </text:list-item>
                      <text:list-item>
                        <text:p>A product or service built on a <text:span text:style-name="T8">value proposition</text:span>\</text:p>
                      </text:list-item>
                      <text:list-item>
                        <text:p>Through a <text:span text:style-name="T8">channel </text:span>that reaches the segment</text:p>
                      </text:list-item>
                      <text:list-item>
                        <text:p>Base on <text:span text:style-name="T8">customer relationships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Can vary by customer segment</text:p>
                    <text:list>
                      <text:list-item>
                        <text:p>Creates a unique combination t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Value Proposi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 value to customers (so they buy)</text:p>
                <text:list>
                  <text:list-item>
                    <text:p>Creating a gain or relieving a pain</text:p>
                  </text:list-item>
                  <text:list-item>
                    <text:p>Solving a problem or fulfilling a n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urned into a product or service</text:p>
                <text:list>
                  <text:list-item>
                    <text:p>Cast as a minimum viable product</text:p>
                  </text:list-item>
                  <text:list-item>
                    <text:p>Consisting of distinct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Creating a Gain or Relieving a Pain</text:p>
          </draw:text-box>
        </draw:frame>
        <draw:g>
          <draw:custom-shape draw:style-name="gr16" draw:text-style-name="P21" draw:layer="layout" svg:width="7cm" svg:height="4cm" svg:x="8.25cm" svg:y="6.5cm">
            <text:list text:style-name="L4">
              <text:list-item>
                <text:p text:style-name="P20"><text:span text:style-name="T10"><text:s/></text:span><text:span text:style-name="T10">Create savings</text:span></text:p>
              </text:list-item>
              <text:list-item>
                <text:p text:style-name="P20"><text:span text:style-name="T10"><text:s/></text:span><text:span text:style-name="T10">End challenges</text:span></text:p>
              </text:list-item>
              <text:list-item>
                <text:p text:style-name="P20"><text:span text:style-name="T10"><text:s/></text:span><text:span text:style-name="T10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1" draw:layer="layout" svg:width="7cm" svg:height="4cm" svg:x="15.25cm" svg:y="2.5cm">
            <text:list text:style-name="L4">
              <text:list-item>
                <text:p text:style-name="P20"><text:span text:style-name="T10"><text:s/></text:span><text:span text:style-name="T10">Improve 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7" draw:text-style-name="P22" draw:layer="layout" svg:width="7cm" svg:height="4cm" svg:x="8.25cm" svg:y="2.5cm">
            <text:list text:style-name="L4">
              <text:list-item>
                <text:p text:style-name="P20"><text:span text:style-name="T10"><text:s/></text:span><text:span text:style-name="T10">Remove boredom</text:span></text:p>
              </text:list-item>
              <text:list-item>
                <text:p text:style-name="P20"><text:span text:style-name="T10"><text:s/></text:span><text:span text:style-name="T10">Improve communication</text:span></text:p>
              </text:list-item>
              <text:list-item>
                <text:p text:style-name="P20"><text:span text:style-name="T10"><text:s/></text:span><text:span text:style-name="T10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7" draw:text-style-name="P22" draw:layer="layout" svg:width="7cm" svg:height="4cm" svg:x="15.25cm" svg:y="6.5cm">
            <text:list text:style-name="L4">
              <text:list-item>
                <text:p text:style-name="P20"><text:span text:style-name="T10"><text:s/></text:span><text:span text:style-name="T10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8" draw:text-style-name="P23" draw:layer="layout" svg:width="7cm" svg:height="1.5cm" svg:x="8.25cm" svg:y="10.5cm">
            <draw:text-box>
              <text:p><text:span text:style-name="T10">Pain</text:span></text:p>
            </draw:text-box>
          </draw:frame>
          <draw:frame draw:style-name="gr18" draw:text-style-name="P23" draw:layer="layout" svg:width="7cm" svg:height="1.5cm" svg:x="15.25cm" svg:y="10.5cm">
            <draw:text-box>
              <text:p><text:span text:style-name="T10">Gain</text:span></text:p>
            </draw:text-box>
          </draw:frame>
          <draw:frame draw:style-name="gr19" draw:text-style-name="P24" draw:layer="layout" svg:width="14cm" svg:height="1.5cm" svg:x="8.25cm" svg:y="12cm">
            <draw:text-box>
              <text:p><text:span text:style-name="T11">Pain / Gain</text:span></text:p>
            </draw:text-box>
          </draw:frame>
          <draw:frame draw:style-name="gr18" draw:text-style-name="P25" draw:layer="layout" svg:width="4cm" svg:height="1.5cm" draw:transform="rotate (1.5707963267949) translate (6.75cm 10.5cm)">
            <draw:text-box>
              <text:p><text:span text:style-name="T12">Problem</text:span></text:p>
            </draw:text-box>
          </draw:frame>
          <draw:frame draw:style-name="gr18" draw:text-style-name="P23" draw:layer="layout" svg:width="4cm" svg:height="1.5cm" draw:transform="rotate (1.5707963267949) translate (6.75cm 6.5cm)">
            <draw:text-box>
              <text:p><text:span text:style-name="T10">Need</text:span></text:p>
            </draw:text-box>
          </draw:frame>
          <draw:frame draw:style-name="gr20" draw:text-style-name="P26" draw:layer="layout" svg:width="8cm" svg:height="1.5cm" draw:transform="rotate (1.5707963267949) translate (5.25cm 10.5cm)">
            <draw:text-box>
              <text:p><text:span text:style-name="T11">Problem / Need</text:span></text:p>
            </draw:text-box>
          </draw:frame>
          <draw:line draw:style-name="gr21" draw:text-style-name="P27" draw:layer="layout" svg:x1="7.75cm" svg:y1="6.5cm" svg:x2="22.75cm" svg:y2="6.5cm">
            <text:p/>
          </draw:line>
          <draw:line draw:style-name="gr21" draw:text-style-name="P27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fying the Customer Gain or Pai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intensity or relevance of incidents</text:p>
              </text:list-item>
              <text:list-item>
                <text:p>By frequency of incid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Markets and) 2. Customer Segments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8">A customer segment</text:p>
                <text:list>
                  <text:list-item>
                    <text:p>Is a cluster of similar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imilar means </text:p>
                <text:list>
                  <text:list-item>
                    <text:p>Defined by a set of shared characteristics; also: matching a profi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In multi-sided markets</text:p>
                <text:list>
                  <text:list-item>
                    <text:p>You have multiple types of customers, split further into seg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All customer segments together constitute the total marke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ersona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A persona</text:p>
                <text:list>
                  <text:list-item>
                    <text:p>Is an archetypal [1] person</text:p>
                  </text:list-item>
                  <text:list-item>
                    <text:p>Within an archetypal customer</text:p>
                  </text:list-item>
                  <text:list-item>
                    <text:p>Within a customer seg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t any customer</text:p>
                <text:list>
                  <text:list-item>
                    <text:p>There are likely to be several personas</text:p>
                  </text:list-item>
                  <text:list-item>
                    <text:p>All with different powers re: purchase</text:p>
                  </text:list-item>
                  <text:list-item>
                    <text:p>And different pro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2" draw:text-style-name="P28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3" draw:text-style-name="P29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30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31" draw:layer="layout" svg:width="3cm" svg:height="2cm" svg:x="15cm" svg:y="2cm">
              <draw:text-box>
                <text:p><text:span text:style-name="T13">user</text:span></text:p>
              </draw:text-box>
            </draw:frame>
          </draw:g>
          <draw:g>
            <draw:custom-shape draw:style-name="gr23" draw:text-style-name="P29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6" draw:text-style-name="P32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31" draw:layer="layout" svg:width="3cm" svg:height="2cm" svg:x="22cm" svg:y="2cm">
              <draw:text-box>
                <text:p><text:span text:style-name="T13">user’s</text:span></text:p>
                <text:p><text:span text:style-name="T13">manager</text:span></text:p>
              </draw:text-box>
            </draw:frame>
          </draw:g>
          <draw:g>
            <draw:custom-shape draw:style-name="gr23" draw:text-style-name="P29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33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31" draw:layer="layout" svg:width="4cm" svg:height="2cm" svg:x="14.5cm" svg:y="7.5cm">
              <draw:text-box>
                <text:p><text:span text:style-name="T13">IT department</text:span></text:p>
              </draw:text-box>
            </draw:frame>
          </draw:g>
          <draw:g>
            <draw:custom-shape draw:style-name="gr23" draw:text-style-name="P29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34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31" draw:layer="layout" svg:width="4cm" svg:height="2cm" svg:x="21.5cm" svg:y="7.5cm">
              <draw:text-box>
                <text:p><text:span text:style-name="T13">economic buyer</text:span></text:p>
              </draw:text-box>
            </draw:frame>
          </draw:g>
        </draw:g>
        <draw:frame draw:style-name="gr29" draw:text-style-name="P36" draw:layer="layout" svg:width="20cm" svg:height="4cm" svg:x="0cm" svg:y="11.75cm">
          <draw:text-box>
            <text:p text:style-name="P35"><text:span text:style-name="T14">[1]</text:span><text:span text:style-name="T14"><text:tab/></text:span><text:span text:style-name="T14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Market Structure Breakdown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7"><text:span text:style-name="T11">Dimension</text:span></text:p>
              </table:table-cell>
              <table:table-cell>
                <text:p text:style-name="P37"><text:span text:style-name="T11">Example</text:span></text:p>
              </table:table-cell>
            </table:table-row>
            <table:table-row table:style-name="ro1">
              <table:table-cell table:style-name="ce2">
                <text:p><text:span text:style-name="T15">Markets</text:span></text:p>
              </table:table-cell>
              <table:table-cell table:style-name="ce3">
                <text:p><text:span text:style-name="T16">Cars; beanie babies; ...</text:span></text:p>
              </table:table-cell>
            </table:table-row>
            <table:table-row table:style-name="ro1">
              <table:table-cell table:style-name="ce4">
                <text:p><text:span text:style-name="T15">Customer types</text:span></text:p>
              </table:table-cell>
              <table:table-cell table:style-name="ce5">
                <text:p><text:span text:style-name="T16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5">Customer segments</text:span></text:p>
              </table:table-cell>
              <table:table-cell table:style-name="ce7">
                <text:p><text:span text:style-name="T16">Truck buyers/sellers; minivan buyers/sellers; </text:span></text:p>
                <text:p><text:span text:style-name="T16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5">Personas</text:span></text:p>
              </table:table-cell>
              <table:table-cell table:style-name="ce5">
                <text:p><text:span text:style-name="T16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Channels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Digital or physical channels</text:p>
              </text:list-item>
              <text:list-item>
                <text:p>Direct or indirect sa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hysical vs. Digital</text:p>
          </draw:text-box>
        </draw:frame>
        <draw:g>
          <draw:custom-shape draw:style-name="gr30" draw:text-style-name="P38" draw:layer="layout" svg:width="7cm" svg:height="4cm" svg:x="8.25cm" svg:y="6.5cm">
            <text:p text:style-name="P37"><text:span text:style-name="T17">Food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8" draw:layer="layout" svg:width="7cm" svg:height="4cm" svg:x="15.25cm" svg:y="2.5cm">
            <text:p text:style-name="P37"><text:span text:style-name="T17">Softwar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9" draw:layer="layout" svg:width="7cm" svg:height="4cm" svg:x="8.25cm" svg:y="2.5cm">
            <text:p text:style-name="P37"><text:span text:style-name="T17">Book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9" draw:layer="layout" svg:width="7cm" svg:height="4cm" svg:x="15.25cm" svg:y="6.5cm">
            <text:p text:style-name="P37"><text:span text:style-name="T17">Events</text:span></text:p>
            <draw:enhanced-geometry svg:viewBox="0 0 21600 21600" draw:type="rectangle" draw:enhanced-path="M 0 0 L 21600 0 21600 21600 0 21600 0 0 Z N"/>
          </draw:custom-shape>
          <draw:frame draw:style-name="gr18" draw:text-style-name="P40" draw:layer="layout" svg:width="7cm" svg:height="1.5cm" svg:x="8.25cm" svg:y="10.5cm">
            <draw:text-box>
              <text:p><text:span text:style-name="T18">Physical</text:span></text:p>
            </draw:text-box>
          </draw:frame>
          <draw:frame draw:style-name="gr18" draw:text-style-name="P40" draw:layer="layout" svg:width="7cm" svg:height="1.5cm" svg:x="15.25cm" svg:y="10.5cm">
            <draw:text-box>
              <text:p><text:span text:style-name="T18">Digital</text:span></text:p>
            </draw:text-box>
          </draw:frame>
          <draw:frame draw:style-name="gr19" draw:text-style-name="P41" draw:layer="layout" svg:width="14cm" svg:height="1.5cm" svg:x="8.25cm" svg:y="12cm">
            <draw:text-box>
              <text:p><text:span text:style-name="T19">Product</text:span></text:p>
            </draw:text-box>
          </draw:frame>
          <draw:frame draw:style-name="gr18" draw:text-style-name="P42" draw:layer="layout" svg:width="4cm" svg:height="1.5cm" draw:transform="rotate (1.5707963267949) translate (6.75cm 10.5cm)">
            <draw:text-box>
              <text:p><text:span text:style-name="T20">Physical</text:span></text:p>
            </draw:text-box>
          </draw:frame>
          <draw:frame draw:style-name="gr18" draw:text-style-name="P40" draw:layer="layout" svg:width="4cm" svg:height="1.5cm" draw:transform="rotate (1.5707963267949) translate (6.75cm 6.5cm)">
            <draw:text-box>
              <text:p><text:span text:style-name="T18">Digital</text:span></text:p>
            </draw:text-box>
          </draw:frame>
          <draw:frame draw:style-name="gr20" draw:text-style-name="P43" draw:layer="layout" svg:width="8cm" svg:height="1.5cm" draw:transform="rotate (1.5707963267949) translate (5.25cm 10.5cm)">
            <draw:text-box>
              <text:p><text:span text:style-name="T19">Channel</text:span></text:p>
            </draw:text-box>
          </draw:frame>
          <draw:line draw:style-name="gr21" draw:text-style-name="P44" draw:layer="layout" svg:x1="7.75cm" svg:y1="6.5cm" svg:x2="22.75cm" svg:y2="6.5cm">
            <text:p/>
          </draw:line>
          <draw:line draw:style-name="gr21" draw:text-style-name="P44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Software Distribution Channel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Digital</text:p>
                <text:list>
                  <text:list-item>
                    <text:p>Own web store</text:p>
                  </text:list-item>
                  <text:list-item>
                    <text:p>Platform app store</text:p>
                  </text:list-item>
                  <text:list-item>
                    <text:p>Digital retail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hysical</text:p>
                <text:list>
                  <text:list-item>
                    <text:p>Book stores</text:p>
                  </text:list-item>
                  <text:list-item>
                    <text:p>Electronic stores</text:p>
                  </text:list-item>
                  <text:list-item>
                    <text:p>System integ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irect vs. Indirect Channel Sa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In a direct channel sale</text:p>
                <text:list>
                  <text:list-item>
                    <text:p>Your company sells directly to the customer</text:p>
                  </text:list-item>
                  <text:list-item>
                    <text:p>You make maximum pro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an indirect channel sale</text:p>
                <text:list>
                  <text:list-item>
                    <text:p>Your company sells through a reseller</text:p>
                  </text:list-item>
                  <text:list-item>
                    <text:p>Your profit drops by the cut intermediaries are taking</text:p>
                  </text:list-item>
                  <text:list-item>
                    <text:p>Some of your SG&amp;A costs drop because selling got simp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45" draw:layer="layout" svg:width="20cm" svg:height="4cm" svg:x="0cm" svg:y="11.75cm">
          <draw:text-box>
            <text:p text:style-name="P35"><text:span text:style-name="T21">DR</text:span></text:p>
          </draw:text-box>
        </draw:frame>
        <draw:frame presentation:style-name="pr16" draw:text-style-name="P46" draw:layer="layout" svg:width="27cm" svg:height="7cm" svg:x="0.5cm" svg:y="8cm" presentation:class="subtitle">
          <draw:text-box>
            <text:p><text:span text:style-name="T22"><text:a xlink:href="mailto:dirk.riehle@fau.de" xlink:type="simple">dirk.riehle@fau.de</text:a></text:span><text:span text:style-name="T22"><text:s/>– </text:span><text:span text:style-name="T22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7" draw:text-style-name="P47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9" draw:layer="layout" svg:width="27cm" svg:height="11.5cm" svg:x="0.5cm" svg:y="2.25cm" presentation:class="outline">
          <draw:text-box>
            <text:list text:style-name="L5">
              <text:list-item>
                <text:p text:style-name="P4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4H52M8S</meta:editing-duration>
    <meta:editing-cycles>27</meta:editing-cycles>
    <meta:generator>LibreOffice/6.0.7.3$Linux_X86_64 LibreOffice_project/00m0$Build-3</meta:generator>
    <dc:date>2020-08-29T18:28:49.202501986</dc:date>
    <meta:document-statistic meta:object-count="225"/>
  </office:meta>
</office:document-meta>
</file>